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190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3756in"/>
    </style:style>
    <style:style style:name="co4" style:family="table-column">
      <style:table-column-properties fo:break-before="auto" style:column-width="1.0327in"/>
    </style:style>
    <style:style style:name="co5" style:family="table-column">
      <style:table-column-properties fo:break-before="auto" style:column-width="1.0429in"/>
    </style:style>
    <style:style style:name="co6" style:family="table-column">
      <style:table-column-properties fo:break-before="auto" style:column-width="1.1075in"/>
    </style:style>
    <style:style style:name="co7" style:family="table-column">
      <style:table-column-properties fo:break-before="auto" style:column-width="1.16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ff"/>
    </style:style>
    <style:style style:name="ce2" style:family="table-cell" style:parent-style-name="Default">
      <style:table-cell-properties fo:background-color="#ccffff"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cfe7f5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ce3"/>
        <table:table-column table:style-name="co7" table:number-columns-repeated="3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Emotion</text:p>
          </table:table-cell>
          <table:table-cell office:value-type="string" calcext:value-type="string">
            <text:p>big-6</text:p>
          </table:table-cell>
          <table:table-cell office:value-type="string" calcext:value-type="string">
            <text:p>everyday-categories</text:p>
          </table:table-cell>
          <table:table-cell office:value-type="string" calcext:value-type="string">
            <text:p>occ-categories</text:p>
          </table:table-cell>
          <table:table-cell office:value-type="string" calcext:value-type="string">
            <text:p>fsre-categories</text:p>
          </table:table-cell>
          <table:table-cell office:value-type="string" calcext:value-type="string">
            <text:p>frijda-categories</text:p>
          </table:table-cell>
          <table:table-cell office:value-type="string" calcext:value-type="string">
            <text:p>extra-emotions-1</text:p>
          </table:table-cell>
          <table:table-cell office:value-type="string" calcext:value-type="string">
            <text:p>extra-emotions-2</text:p>
          </table:table-cell>
          <table:table-cell office:value-type="string" calcext:value-type="string">
            <text:p>extra-emotions-3</text:p>
          </table:table-cell>
          <table:table-cell office:value-type="string" calcext:value-type="string">
            <text:p>dimensions</text:p>
          </table:table-cell>
        </table:table-row>
        <table:table-row table:style-name="ro1">
          <table:table-cell table:style-name="ce1" office:value-type="string" calcext:value-type="string">
            <text:p>aband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horr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o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bsor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bsti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ccept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dmir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do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ffection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ffect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ffli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a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gressiv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g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ar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ien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l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oof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lte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az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mb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mus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er</text:p>
          </table:table-cell>
          <table:table-cell table:number-columns-repeated="5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gs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guis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ni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cip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ti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nxie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aisal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pprecia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rous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rroga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ssimi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stonish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ttra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ud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void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a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w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awkwar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a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ash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ewilder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itt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lam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less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oredom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rave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br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almnes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aut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ast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heer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ev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o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lou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erc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l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ass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mposur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romis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mpul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cer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idenc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orm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fu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sid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son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mp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nt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entment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ntrar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u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ourage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ovet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itica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cro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uriosit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ark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cenc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f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fi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l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nial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press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ir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o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espair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spic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term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vas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evo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diffide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li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mens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appointment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belief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dai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gra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gust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illusion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lik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ma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orien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sonance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istress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rus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isturb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omin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doub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oub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read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dul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ag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arnes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cstas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dginess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go 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l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barrass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mpath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mp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cou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du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g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gross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joyment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lighten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nrag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thusia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nvy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roticism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uphor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asp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c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citement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haus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exploit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xubera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amiliar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scin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at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ear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estiv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l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n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oolish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g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ortun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eedo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igh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is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rust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lfill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ri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fu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allantr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a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lad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le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loom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lutton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oo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fication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atitud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grea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eed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rief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uilt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ppiness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ard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rmon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at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lp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si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esitan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nor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op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p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st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o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ble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mil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umility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hur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gno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or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uls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mpul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adequ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adequ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capa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ifference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cement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dulg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atu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erio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lamm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furi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noc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qui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ecur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ignific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spir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sul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e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nterest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imac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trigu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in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rritatio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sol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ealousy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joy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jubi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ke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ind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beral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b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f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veli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iv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ath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nel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ou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ov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ck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luc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nac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ust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nia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elancholy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er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iser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es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tiv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mou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g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g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gl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rvou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ervous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eutra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onchal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ostalgia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numb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obsession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ffens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pt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outrag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in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nic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ralysi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assionat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atienc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ac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mane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rplex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suas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erturbation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ssim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etrifi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it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ay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leasur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table:style-name="ce1" office:value-type="string" calcext:value-type="string">
            <text:p>posi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we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w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ower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eoccup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ride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voc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provoca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qui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quir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age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assur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bell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cep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ceptiv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enforcem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gre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gre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jec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lax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li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lief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eluc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mors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proac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n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nt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entmen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erv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esignation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istanc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pec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st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evul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ridicul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dnes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fe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lt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arca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atisfaction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corn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nsitiv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ere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er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ha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ame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hock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hy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kepticism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lo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noo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obrie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ou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ri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rite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pit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olid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aigh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rength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ress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ubborn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tupid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bmis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subvers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lk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lk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lle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nn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r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urprise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uspic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wee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sympath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a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naciou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nac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nder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ns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rrib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err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oughtfulness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reat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hrill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olerance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traged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iumph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rust</text:p>
          </table:table-cell>
          <table:table-cell table:number-columns-repeated="8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certain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derstanding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eas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happ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fic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iqu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u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npleasant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use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idation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nity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ner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eng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ictimization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igor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ile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vulnerability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arm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eari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ithdrawn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e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e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nder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nderful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orry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table:style-name="ce1" office:value-type="string" calcext:value-type="string">
            <text:p>worthlessness</text:p>
          </table:table-cell>
          <table:table-cell table:number-columns-repeated="7"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rath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4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alence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npredictabil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otenc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ntensity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3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</table:table-row>
        <table:table-row table:style-name="ro1" table:number-rows-repeated="1048170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Sheet1.A1:Sheet1.I401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8">00/00/0000</text:date>, <text:time style:data-style-name="N2" text:time-value="23:51:02.6812646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5T22:23:04.834221537</meta:creation-date>
    <dc:date>2016-08-08T23:55:32.882158812</dc:date>
    <meta:editing-duration>PT1H17M57S</meta:editing-duration>
    <meta:editing-cycles>79</meta:editing-cycles>
    <meta:generator>LibreOffice/4.2.8.2$Linux_X86_64 LibreOffice_project/420m0$Build-2</meta:generator>
    <meta:document-statistic meta:table-count="1" meta:cell-count="4050" meta:object-count="0"/>
  </office:meta>
</office:document-meta>
</file>